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Blue">
      <style:graphic-properties draw:textarea-horizontal-align="justify" draw:textarea-vertical-align="middle" draw:auto-grow-height="false" fo:min-height="1.274cm" fo:min-width="3.691cm"/>
    </style:style>
    <style:style style:name="gr2" style:family="graphic" style:parent-style-name="Filled_20_Green">
      <style:graphic-properties draw:textarea-horizontal-align="justify" draw:textarea-vertical-align="middle" draw:auto-grow-height="false" fo:min-height="2.355cm" fo:min-width="2.105cm"/>
    </style:style>
    <style:style style:name="gr3" style:family="graphic" style:parent-style-name="Filled_20_Green">
      <style:graphic-properties draw:textarea-horizontal-align="justify" draw:textarea-vertical-align="middle" draw:auto-grow-height="false" fo:min-height="2.535cm" fo:min-width="2.285cm"/>
    </style:style>
    <style:style style:name="gr4" style:family="graphic" style:parent-style-name="Filled_20_Green">
      <style:graphic-properties draw:textarea-horizontal-align="justify" draw:textarea-vertical-align="middle" draw:auto-grow-height="false" fo:min-height="3.202cm" fo:min-width="3.143cm"/>
    </style:style>
    <style:style style:name="gr5" style:family="graphic" style:parent-style-name="Filled_20_Blue">
      <style:graphic-properties draw:marker-end="Arrow" draw:marker-end-width="0.3cm" draw:textarea-vertical-align="middle"/>
    </style:style>
    <style:style style:name="gr6" style:family="graphic" style:parent-style-name="Filled_20_Blue">
      <style:graphic-properties draw:textarea-horizontal-align="justify" draw:textarea-vertical-align="middle" draw:auto-grow-height="false" fo:min-height="1.02cm" fo:min-width="7.755cm"/>
    </style:style>
    <style:style style:name="gr7" style:family="graphic" style:parent-style-name="Filled_20_Blue">
      <style:graphic-properties draw:textarea-horizontal-align="justify" draw:textarea-vertical-align="middle" draw:auto-grow-height="false" fo:min-height="1.27cm" fo:min-width="6.096cm"/>
    </style:style>
    <style:style style:name="gr8" style:family="graphic" style:parent-style-name="Filled_20_Blue">
      <style:graphic-properties draw:textarea-horizontal-align="justify" draw:textarea-vertical-align="middle" draw:auto-grow-height="false" fo:min-height="1.27cm" fo:min-width="5.84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02cm" fo:min-width="14.35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Filled_20_Yellow">
      <style:graphic-properties draw:textarea-horizontal-align="justify" draw:textarea-vertical-align="middle" draw:auto-grow-height="false" fo:min-height="1.147cm" fo:min-width="2.6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42cm" fo:margin-bottom="0.21cm" fo:line-height="100%" fo:text-align="center" fo:text-indent="0cm"/>
    </style:style>
    <style:style style:name="P4" style:family="paragraph">
      <loext:graphic-properties draw:fill="none" draw:fill-color="#729fcf"/>
      <style:paragraph-properties fo:margin-left="0cm" fo:margin-right="0cm" fo:margin-top="0.42cm" fo:margin-bottom="0.2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1.524cm" svg:x="2.524cm" svg:y="3.15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3.683cm" svg:x="7.985cm" svg:y="2.143cm">
          <text:p text:style-name="P1">1.</text:p>
          <text:p text:style-name="P1">Login</text:p>
          <text:p text:style-name="P1">To</text:p>
          <text:p text:style-name="P1">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83cm" svg:height="3.683cm" svg:x="2.778cm" svg:y="5.699cm">
          <text:p text:style-name="P1">Forgot</text:p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37cm" svg:height="3.937cm" svg:x="2.578cm" svg:y="10.525cm">
          <text:p text:style-name="P1">Send</text:p>
          <text:p text:style-name="P1"><text:s/>Email</text:p>
          <text:p text:style-name="P1">To</text:p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83cm" svg:height="3.683cm" svg:x="7.912cm" svg:y="6.861cm">
          <text:p text:style-name="P1">2.</text:p>
          <text:p text:style-name="P1">Check</text:p>
          <text:p text:style-name="P1">Login</text:p>
          <text:p text:style-name="P1">Detai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83cm" svg:height="3.683cm" svg:x="12.557cm" svg:y="2.143cm">
          <text:p text:style-name="P1">3.</text:p>
          <text:p text:style-name="P1">Check</text:p>
          <text:p text:style-name="P1">Roles</text:p>
          <text:p text:style-name="P1">Of</text:p>
          <text:p text:style-name="P1">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445cm" svg:height="4.526cm" svg:x="12.23cm" svg:y="7.088cm">
          <text:p text:style-name="P1">4.</text:p>
          <text:p text:style-name="P1">Manage</text:p>
          <text:p text:style-name="P1">Modu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715cm" svg:y1="4.067cm" svg:x2="7.985cm" svg:y2="4.067cm">
          <text:p/>
        </draw:line>
        <draw:custom-shape draw:style-name="gr6" draw:text-style-name="P1" draw:layer="layout" svg:width="8.255cm" svg:height="1.27cm" svg:x="18.399cm" svg:y="2.632cm">
          <text:p text:style-name="P1">Manage Learners Detail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255cm" svg:height="1.27cm" svg:x="18.399cm" svg:y="4.364cm">
          <text:p text:style-name="P1">Manage Teacher Detail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255cm" svg:height="1.27cm" svg:x="18.272cm" svg:y="7.969cm">
          <text:p text:style-name="P1">Manage Assignm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255cm" svg:height="1.27cm" svg:x="18.272cm" svg:y="9.747cm">
          <text:p text:style-name="P1">Manage Tes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255cm" svg:height="1.27cm" svg:x="18.245cm" svg:y="13.303cm">
          <text:p text:style-name="P1">Manage Fi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255cm" svg:height="1.27cm" svg:x="18.272cm" svg:y="11.479cm">
          <text:p text:style-name="P1">Manage Resul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096cm" svg:height="1.27cm" svg:x="10.525cm" svg:y="16.621cm">
          <text:p text:style-name="P1">Manage Repor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255cm" svg:height="1.27cm" svg:x="18.226cm" svg:y="15.105cm">
          <text:p text:style-name="P1">Manage Activity Detail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255cm" svg:height="1.27cm" svg:x="18.272cm" svg:y="6.142cm">
          <text:p text:style-name="P1">Manage Cours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842cm" svg:height="1.27cm" svg:x="3.413cm" svg:y="16.621cm">
          <text:p text:style-name="P1">Manage User Profile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6.715cm" svg:y1="3.994cm" svg:x2="7.985cm" svg:y2="4.048cm">
          <text:p/>
        </draw:line>
        <draw:line draw:style-name="gr9" draw:text-style-name="P2" draw:layer="layout" svg:x1="4.556cm" svg:y1="4.683cm" svg:x2="4.556cm" svg:y2="5.699cm">
          <text:p/>
        </draw:line>
        <draw:line draw:style-name="gr9" draw:text-style-name="P2" draw:layer="layout" svg:x1="4.556cm" svg:y1="9.255cm" svg:x2="4.556cm" svg:y2="10.779cm">
          <text:p/>
        </draw:line>
        <draw:line draw:style-name="gr9" draw:text-style-name="P2" draw:layer="layout" svg:x1="9.763cm" svg:y1="5.699cm" svg:x2="9.763cm" svg:y2="6.842cm">
          <text:p/>
        </draw:line>
        <draw:line draw:style-name="gr9" draw:text-style-name="P2" draw:layer="layout" svg:x1="11.033cm" svg:y1="7.35cm" svg:x2="13.065cm" svg:y2="5.191cm">
          <text:p/>
        </draw:line>
        <draw:line draw:style-name="gr9" draw:text-style-name="P2" draw:layer="layout" svg:x1="14.589cm" svg:y1="5.699cm" svg:x2="14.589cm" svg:y2="7.096cm">
          <text:p/>
        </draw:line>
        <draw:line draw:style-name="gr9" draw:text-style-name="P2" draw:layer="layout" svg:x1="15.224cm" svg:y1="7.35cm" svg:x2="18.526cm" svg:y2="3.159cm">
          <text:p/>
        </draw:line>
        <draw:line draw:style-name="gr9" draw:text-style-name="P2" draw:layer="layout" svg:x1="15.732cm" svg:y1="7.604cm" svg:x2="18.399cm" svg:y2="4.937cm">
          <text:p/>
        </draw:line>
        <draw:line draw:style-name="gr9" draw:text-style-name="P2" draw:layer="layout" svg:x1="16.24cm" svg:y1="8.112cm" svg:x2="18.399cm" svg:y2="6.715cm">
          <text:p/>
        </draw:line>
        <draw:line draw:style-name="gr9" draw:text-style-name="P2" draw:layer="layout" svg:x1="16.494cm" svg:y1="8.747cm" svg:x2="18.399cm" svg:y2="8.493cm">
          <text:p/>
        </draw:line>
        <draw:line draw:style-name="gr9" draw:text-style-name="P2" draw:layer="layout" svg:x1="16.494cm" svg:y1="9.763cm" svg:x2="18.526cm" svg:y2="10.271cm">
          <text:p/>
        </draw:line>
        <draw:line draw:style-name="gr9" draw:text-style-name="P2" draw:layer="layout" svg:x1="16.367cm" svg:y1="10.398cm" svg:x2="18.272cm" svg:y2="12.176cm">
          <text:p/>
        </draw:line>
        <draw:line draw:style-name="gr9" draw:text-style-name="P2" draw:layer="layout" svg:x1="15.605cm" svg:y1="11.287cm" svg:x2="18.399cm" svg:y2="13.954cm">
          <text:p/>
        </draw:line>
        <draw:line draw:style-name="gr9" draw:text-style-name="P2" draw:layer="layout" svg:x1="14.716cm" svg:y1="11.541cm" svg:x2="18.272cm" svg:y2="15.732cm">
          <text:p/>
        </draw:line>
        <draw:line draw:style-name="gr9" draw:text-style-name="P2" draw:layer="layout" svg:x1="13.827cm" svg:y1="11.541cm" svg:x2="13.827cm" svg:y2="16.621cm">
          <text:p/>
        </draw:line>
        <draw:line draw:style-name="gr9" draw:text-style-name="P2" draw:layer="layout" svg:x1="12.938cm" svg:y1="10.906cm" svg:x2="6.08cm" svg:y2="16.621cm">
          <text:p/>
        </draw:line>
        <draw:custom-shape draw:style-name="gr10" draw:text-style-name="P4" draw:layer="layout" svg:width="14.859cm" svg:height="1.27cm" svg:x="6.562cm" svg:y="18.707cm">
          <text:p text:style-name="P3"><text:span text:style-name="T1">Second Level DFD – eLearn Management Syst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75cm" svg:height="1.397cm" svg:x="6.996cm" svg:y="11.36cm">
          <text:p text:style-name="P1">Try Again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874cm" svg:y1="10.271cm" svg:x2="8.239cm" svg:y2="11.414cm">
          <text:p/>
        </draw:line>
        <draw:frame draw:style-name="gr12" draw:text-style-name="P5" draw:layer="layout" svg:width="1.421cm" svg:height="0.962cm" svg:x="11.614cm" svg:y="6.361cm">
          <draw:text-box>
            <text:p>O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00:19:56.203000000</meta:creation-date>
    <dc:date>2019-04-11T16:09:27.353000000</dc:date>
    <meta:editing-duration>PT26M26S</meta:editing-duration>
    <meta:editing-cycles>15</meta:editing-cycles>
    <meta:generator>LibreOffice/6.2.2.2$Windows_X86_64 LibreOffice_project/2b840030fec2aae0fd2658d8d4f9548af4e3518d</meta:generator>
    <meta:document-statistic meta:object-count="38"/>
  </office:meta>
</office:document-meta>
</file>